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Helvetica, sans-serif, EmojiFont, 'Apple Color Emoji', 'Segoe UI Emoji', NotoColorEmoji, 'Segoe UI Symbol', 'Android Emoji', EmojiSymbols"/>
    <style:font-face style:name="Calibri" svg:font-family="Calibri, Helvetica, sans-serif, serif, EmojiFont"/>
    <style:font-face style:name="Liberation Serif1" svg:font-family="'Liberation Serif', serif"/>
    <style:font-face style:name="Roboto" svg:font-family="Roboto, Ubuntu, 'Noto Sans CJK SC', 'WenQuanYi Zen Hei', sans-serif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e4e" officeooo:paragraph-rsid="000b6e4e"/>
    </style:style>
    <style:style style:name="P2" style:family="paragraph" style:parent-style-name="Standard">
      <style:text-properties officeooo:rsid="000b6e4e" officeooo:paragraph-rsid="000e96f5"/>
    </style:style>
    <style:style style:name="P3" style:family="paragraph" style:parent-style-name="Standard">
      <style:text-properties officeooo:rsid="000b6e4e" officeooo:paragraph-rsid="0023d5f9"/>
    </style:style>
    <style:style style:name="P4" style:family="paragraph" style:parent-style-name="Standard">
      <style:text-properties officeooo:rsid="000b6e4e" officeooo:paragraph-rsid="0024b646"/>
    </style:style>
    <style:style style:name="P5" style:family="paragraph" style:parent-style-name="Standard">
      <style:text-properties officeooo:rsid="000b6e4e" officeooo:paragraph-rsid="0027828b"/>
    </style:style>
    <style:style style:name="P6" style:family="paragraph" style:parent-style-name="Standard">
      <style:text-properties officeooo:rsid="000b6e4e" officeooo:paragraph-rsid="002deea4"/>
    </style:style>
    <style:style style:name="P7" style:family="paragraph" style:parent-style-name="Standard">
      <style:text-properties officeooo:rsid="000b6e4e" officeooo:paragraph-rsid="0037b427"/>
    </style:style>
    <style:style style:name="P8" style:family="paragraph" style:parent-style-name="Standard">
      <style:text-properties officeooo:rsid="000b6e4e" officeooo:paragraph-rsid="004b5f35"/>
    </style:style>
    <style:style style:name="P9" style:family="paragraph" style:parent-style-name="Standard">
      <style:text-properties officeooo:rsid="000b6e4e" officeooo:paragraph-rsid="004e9260"/>
    </style:style>
    <style:style style:name="P10" style:family="paragraph" style:parent-style-name="Standard">
      <style:text-properties officeooo:rsid="000b6e4e" officeooo:paragraph-rsid="00522498"/>
    </style:style>
    <style:style style:name="P11" style:family="paragraph" style:parent-style-name="Standard">
      <style:text-properties officeooo:rsid="000b6e4e" officeooo:paragraph-rsid="00565c8a"/>
    </style:style>
    <style:style style:name="P12" style:family="paragraph" style:parent-style-name="Standard">
      <style:text-properties officeooo:rsid="000bf18a" officeooo:paragraph-rsid="000bf18a"/>
    </style:style>
    <style:style style:name="P13" style:family="paragraph" style:parent-style-name="Standard">
      <style:text-properties officeooo:paragraph-rsid="000e96f5"/>
    </style:style>
    <style:style style:name="P14" style:family="paragraph" style:parent-style-name="Standard">
      <style:text-properties officeooo:rsid="0013ecf4" officeooo:paragraph-rsid="0013ecf4"/>
    </style:style>
    <style:style style:name="P15" style:family="paragraph" style:parent-style-name="Standard">
      <style:text-properties officeooo:rsid="0013ecf4" officeooo:paragraph-rsid="003a9728"/>
    </style:style>
    <style:style style:name="P16" style:family="paragraph" style:parent-style-name="Standard">
      <style:text-properties fo:font-size="15pt" officeooo:rsid="0013ecf4" officeooo:paragraph-rsid="0013ecf4" style:font-size-asian="15pt" style:font-size-complex="15pt"/>
    </style:style>
    <style:style style:name="P17" style:family="paragraph" style:parent-style-name="Standard">
      <style:text-properties fo:font-size="15pt" officeooo:rsid="0013ecf4" officeooo:paragraph-rsid="0045a073" style:font-size-asian="15pt" style:font-size-complex="15pt"/>
    </style:style>
    <style:style style:name="P18" style:family="paragraph" style:parent-style-name="Standard">
      <style:text-properties fo:font-size="12pt" officeooo:rsid="0013ecf4" officeooo:paragraph-rsid="0013ecf4" style:font-size-asian="10.5pt" style:font-size-complex="12pt"/>
    </style:style>
    <style:style style:name="P19" style:family="paragraph" style:parent-style-name="Standard">
      <style:text-properties fo:font-size="12pt" officeooo:rsid="0013ecf4" officeooo:paragraph-rsid="0024b646" style:font-size-asian="10.5pt" style:font-size-complex="12pt"/>
    </style:style>
    <style:style style:name="P20" style:family="paragraph" style:parent-style-name="Standard">
      <style:text-properties fo:font-size="12pt" officeooo:rsid="000b6e4e" officeooo:paragraph-rsid="000b6e4e" style:font-size-asian="10.5pt" style:font-size-complex="12pt"/>
    </style:style>
    <style:style style:name="P21" style:family="paragraph" style:parent-style-name="Standard">
      <style:text-properties fo:font-size="12pt" officeooo:rsid="00318013" officeooo:paragraph-rsid="002deea4" style:font-size-asian="10.5pt" style:font-size-complex="12pt"/>
    </style:style>
    <style:style style:name="P22" style:family="paragraph" style:parent-style-name="Standard">
      <style:text-properties fo:font-size="12pt" officeooo:rsid="00318013" officeooo:paragraph-rsid="0037b427" style:font-size-asian="10.5pt" style:font-size-complex="12pt"/>
    </style:style>
    <style:style style:name="P23" style:family="paragraph" style:parent-style-name="Standard">
      <style:text-properties fo:font-size="10.5pt" officeooo:rsid="0013ecf4" officeooo:paragraph-rsid="0013ecf4" style:font-size-asian="10.5pt" style:font-size-complex="10.5pt"/>
    </style:style>
    <style:style style:name="P24" style:family="paragraph" style:parent-style-name="Standard">
      <style:text-properties fo:font-size="10.5pt" officeooo:rsid="0013ecf4" officeooo:paragraph-rsid="0027828b" style:font-size-asian="10.5pt" style:font-size-complex="10.5pt"/>
    </style:style>
    <style:style style:name="P25" style:family="paragraph" style:parent-style-name="Standard">
      <style:text-properties fo:font-size="10.5pt" officeooo:rsid="0013ecf4" officeooo:paragraph-rsid="002deea4" style:font-size-asian="10.5pt" style:font-size-complex="10.5pt"/>
    </style:style>
    <style:style style:name="P26" style:family="paragraph" style:parent-style-name="Standard">
      <style:text-properties fo:font-size="10.5pt" officeooo:rsid="0013ecf4" officeooo:paragraph-rsid="0037b427" style:font-size-asian="10.5pt" style:font-size-complex="10.5pt"/>
    </style:style>
    <style:style style:name="P27" style:family="paragraph" style:parent-style-name="Standard">
      <style:text-properties fo:font-size="10.5pt" officeooo:rsid="0013ecf4" officeooo:paragraph-rsid="00408e4e" style:font-size-asian="10.5pt" style:font-size-complex="10.5pt"/>
    </style:style>
    <style:style style:name="P28" style:family="paragraph" style:parent-style-name="Standard">
      <style:text-properties fo:font-size="10.5pt" officeooo:rsid="0013ecf4" officeooo:paragraph-rsid="004e9260" style:font-size-asian="10.5pt" style:font-size-complex="10.5pt"/>
    </style:style>
    <style:style style:name="P29" style:family="paragraph" style:parent-style-name="Standard">
      <style:text-properties fo:font-size="10.5pt" officeooo:rsid="000b6e4e" officeooo:paragraph-rsid="004e9260" style:font-size-asian="10.5pt" style:font-size-complex="10.5pt"/>
    </style:style>
    <style:style style:name="P30" style:family="paragraph" style:parent-style-name="Standard">
      <style:text-properties fo:font-size="10.5pt" officeooo:rsid="000b6e4e" officeooo:paragraph-rsid="004b5f35" style:font-size-asian="10.5pt" style:font-size-complex="10.5pt"/>
    </style:style>
    <style:style style:name="P31" style:family="paragraph" style:parent-style-name="Standard">
      <style:text-properties fo:font-size="10.5pt" officeooo:rsid="000b6e4e" officeooo:paragraph-rsid="00522498" style:font-size-asian="10.5pt" style:font-size-complex="10.5pt"/>
    </style:style>
    <style:style style:name="P32" style:family="paragraph" style:parent-style-name="Standard">
      <style:text-properties fo:font-size="10.5pt" officeooo:rsid="000b6e4e" officeooo:paragraph-rsid="00565c8a" style:font-size-asian="10.5pt" style:font-size-complex="10.5pt"/>
    </style:style>
    <style:style style:name="P33" style:family="paragraph" style:parent-style-name="Standard">
      <style:text-properties officeooo:paragraph-rsid="0037b427"/>
    </style:style>
    <style:style style:name="P34" style:family="paragraph" style:parent-style-name="Standard">
      <style:text-properties officeooo:rsid="003af4b7" officeooo:paragraph-rsid="003af4b7"/>
    </style:style>
    <style:style style:name="P35" style:family="paragraph" style:parent-style-name="Standard">
      <style:text-properties officeooo:paragraph-rsid="00408e4e"/>
    </style:style>
    <style:style style:name="P36" style:family="paragraph" style:parent-style-name="Standard">
      <style:text-properties fo:font-variant="normal" fo:text-transform="none" fo:color="#000000" fo:font-size="12pt" fo:letter-spacing="normal" officeooo:rsid="000b6e4e" officeooo:paragraph-rsid="00408e4e" style:font-name-asian="Calibri" style:font-size-asian="10pt" style:font-style-asian="normal" style:font-weight-asian="normal" style:font-size-complex="12pt"/>
    </style:style>
    <style:style style:name="P37" style:family="paragraph" style:parent-style-name="Standard">
      <style:text-properties fo:font-variant="normal" fo:text-transform="none" fo:color="#000000" fo:font-size="12pt" fo:letter-spacing="normal" officeooo:rsid="004ed321" officeooo:paragraph-rsid="00565c8a" style:font-name-asian="Calibri" style:font-size-asian="10pt" style:font-style-asian="normal" style:font-weight-asian="normal" style:font-size-complex="12pt"/>
    </style:style>
    <style:style style:name="P38" style:family="paragraph" style:parent-style-name="Standard">
      <style:text-properties officeooo:paragraph-rsid="00565c8a"/>
    </style:style>
    <style:style style:name="P39" style:family="paragraph" style:parent-style-name="Text_20_body">
      <style:text-properties fo:font-variant="normal" fo:text-transform="none" fo:color="#000000" fo:letter-spacing="normal" officeooo:rsid="003af4b7" officeooo:paragraph-rsid="003af4b7"/>
    </style:style>
    <style:style style:name="P40" style:family="paragraph" style:parent-style-name="Text_20_body">
      <style:text-properties fo:font-variant="normal" fo:text-transform="none" fo:color="#000000" fo:letter-spacing="normal" style:font-name-asian="Calibri" style:font-size-asian="16pt" style:font-style-asian="normal" style:font-weight-asian="bold"/>
    </style:style>
    <style:style style:name="P41" style:family="paragraph" style:parent-style-name="Text_20_body">
      <style:paragraph-properties fo:orphans="2" fo:widows="2"/>
      <style:text-properties fo:font-variant="normal" fo:text-transform="none" fo:color="#000000" style:font-name="Calibri" fo:font-size="12pt" fo:letter-spacing="normal" fo:font-style="normal" fo:font-weight="normal"/>
    </style:style>
    <style:style style:name="P42" style:family="paragraph" style:parent-style-name="Text_20_body">
      <style:paragraph-properties fo:orphans="2" fo:widows="2"/>
      <style:text-properties fo:font-variant="normal" fo:text-transform="none" fo:color="#000000" fo:font-size="12pt" fo:letter-spacing="normal" fo:font-style="normal" fo:font-weight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5bd4c8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style:font-name-asian="Calibri" style:font-size-asian="12pt" style:font-style-asian="normal" style:font-weight-asian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5bd4c8" style:font-name-asian="Calibri" style:font-size-asian="12pt" style:font-style-asian="normal" style:font-weight-asian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5bd4c8" officeooo:paragraph-rsid="005bd4c8" style:font-name-asian="Calibri" style:font-size-asian="12pt" style:font-style-asian="normal" style:font-weight-asian="normal"/>
    </style:style>
    <style:style style:name="P4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style:font-name-asian="Calibri" style:font-size-asian="16pt" style:font-style-asian="normal" style:font-weight-asian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5bd4c8" officeooo:paragraph-rsid="005bd4c8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style:font-size-asian="16pt" style:font-style-asian="normal" style:font-weight-asian="bold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0.5pt" fo:letter-spacing="normal" officeooo:rsid="004ed321" style:font-size-asian="10.5pt" style:font-size-complex="10.5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0.5pt" fo:letter-spacing="normal" officeooo:rsid="004ed321" officeooo:paragraph-rsid="004ed321" style:font-size-asian="10.5pt" style:font-size-complex="10.5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0.5pt" fo:letter-spacing="normal" officeooo:rsid="004ed321" officeooo:paragraph-rsid="00522498" style:font-size-asian="10.5pt" style:font-size-complex="10.5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0.5pt" fo:letter-spacing="normal" officeooo:rsid="004ed321" officeooo:paragraph-rsid="005bd4c8" style:font-size-asian="10.5pt" style:font-size-complex="10.5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0.5pt" fo:letter-spacing="normal" officeooo:rsid="005bd4c8" officeooo:paragraph-rsid="005bd4c8" style:font-size-asian="10.5pt" style:font-size-complex="10.5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0.5pt" fo:letter-spacing="normal" officeooo:rsid="004ed321" style:font-name-asian="Calibri" style:font-size-asian="10.5pt" style:font-style-asian="normal" style:font-weight-asian="normal" style:font-size-complex="10.5pt"/>
    </style:style>
    <style:style style:name="P5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565c8a" officeooo:paragraph-rsid="005bd4c8" style:font-name-asian="Calibri" style:font-size-asian="10pt" style:font-style-asian="normal" style:font-weight-asian="normal" style:font-size-complex="12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612b14" style:font-name-asian="Calibri" style:font-size-asian="10pt" style:font-style-asian="normal" style:font-weight-asian="normal" style:font-size-complex="12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64379a" style:font-name-asian="Calibri" style:font-size-asian="10pt" style:font-style-asian="normal" style:font-weight-asian="normal" style:font-size-complex="12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66c9f9" style:font-name-asian="Calibri" style:font-size-asian="10pt" style:font-style-asian="normal" style:font-weight-asian="normal" style:font-size-complex="12pt"/>
    </style:style>
    <style:style style:name="P6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68a7ba" style:font-name-asian="Calibri" style:font-size-asian="10pt" style:font-style-asian="normal" style:font-weight-asian="normal" style:font-size-complex="12pt"/>
    </style:style>
    <style:style style:name="P6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6a1872" style:font-name-asian="Calibri" style:font-size-asian="10pt" style:font-style-asian="normal" style:font-weight-asian="normal" style:font-size-complex="12pt"/>
    </style:style>
    <style:style style:name="P6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6c10eb" style:font-name-asian="Calibri" style:font-size-asian="10pt" style:font-style-asian="normal" style:font-weight-asian="normal" style:font-size-complex="12pt"/>
    </style:style>
    <style:style style:name="P6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76f42f" style:font-name-asian="Calibri" style:font-size-asian="10pt" style:font-style-asian="normal" style:font-weight-asian="normal" style:font-size-complex="12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7fc5be" style:font-name-asian="Calibri" style:font-size-asian="10pt" style:font-style-asian="normal" style:font-weight-asian="normal" style:font-size-complex="12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4379a" officeooo:paragraph-rsid="0064379a" style:font-name-asian="Calibri" style:font-size-asian="10pt" style:font-style-asian="normal" style:font-weight-asian="normal" style:font-size-complex="12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87740" officeooo:paragraph-rsid="00687740" style:font-name-asian="Calibri" style:font-size-asian="10pt" style:font-style-asian="normal" style:font-weight-asian="normal" style:font-size-complex="12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87740" officeooo:paragraph-rsid="0068a7ba" style:font-name-asian="Calibri" style:font-size-asian="10pt" style:font-style-asian="normal" style:font-weight-asian="normal" style:font-size-complex="12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87740" officeooo:paragraph-rsid="006a1872" style:font-name-asian="Calibri" style:font-size-asian="10pt" style:font-style-asian="normal" style:font-weight-asian="normal" style:font-size-complex="12pt"/>
    </style:style>
    <style:style style:name="P7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8a7ba" officeooo:paragraph-rsid="0068a7ba" style:font-name-asian="Calibri" style:font-size-asian="10pt" style:font-style-asian="normal" style:font-weight-asian="normal" style:font-size-complex="12pt"/>
    </style:style>
    <style:style style:name="P7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8a7ba" officeooo:paragraph-rsid="006a1872" style:font-name-asian="Calibri" style:font-size-asian="10pt" style:font-style-asian="normal" style:font-weight-asian="normal" style:font-size-complex="12pt"/>
    </style:style>
    <style:style style:name="P7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8a7ba" officeooo:paragraph-rsid="006c10eb" style:font-name-asian="Calibri" style:font-size-asian="10pt" style:font-style-asian="normal" style:font-weight-asian="normal" style:font-size-complex="12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aa488" officeooo:paragraph-rsid="006aa488" style:font-name-asian="Calibri" style:font-size-asian="10pt" style:font-style-asian="normal" style:font-weight-asian="normal" style:font-size-complex="12pt"/>
    </style:style>
    <style:style style:name="P7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c10eb" officeooo:paragraph-rsid="006c10eb" style:font-name-asian="Calibri" style:font-size-asian="10pt" style:font-style-asian="normal" style:font-weight-asian="normal" style:font-size-complex="12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c10eb" officeooo:paragraph-rsid="0076f42f" style:font-name-asian="Calibri" style:font-size-asian="10pt" style:font-style-asian="normal" style:font-weight-asian="normal" style:font-size-complex="12pt"/>
    </style:style>
    <style:style style:name="P7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7329fd" officeooo:paragraph-rsid="007329fd" style:font-name-asian="Calibri" style:font-size-asian="10pt" style:font-style-asian="normal" style:font-weight-asian="normal" style:font-size-complex="12pt"/>
    </style:style>
    <style:style style:name="P7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73f862" officeooo:paragraph-rsid="0073f862" style:font-name-asian="Calibri" style:font-size-asian="10pt" style:font-style-asian="normal" style:font-weight-asian="normal" style:font-size-complex="12pt"/>
    </style:style>
    <style:style style:name="P7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7fc5be" officeooo:paragraph-rsid="007fc5be" style:font-name-asian="Calibri" style:font-size-asian="10pt" style:font-style-asian="normal" style:font-weight-asian="normal" style:font-size-complex="12pt"/>
    </style:style>
    <style:style style:name="P7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73f862" officeooo:paragraph-rsid="0073f862" style:font-name-asian="Calibri" style:font-size-asian="16pt" style:font-style-asian="normal" style:font-weight-asian="bold" style:font-size-complex="12pt"/>
    </style:style>
    <style:style style:name="P8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fo:font-style="normal" fo:font-weight="normal" officeooo:rsid="006c10eb" officeooo:paragraph-rsid="0076f42f" style:font-name-asian="Calibri" style:font-size-asian="10pt" style:font-style-asian="normal" style:font-weight-asian="normal" style:font-size-complex="12pt"/>
    </style:style>
    <style:style style:name="P8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fo:font-style="normal" fo:font-weight="normal" officeooo:rsid="006c10eb" officeooo:paragraph-rsid="007fc5be" style:font-name-asian="Calibri" style:font-size-asian="10pt" style:font-style-asian="normal" style:font-weight-asian="normal" style:font-size-complex="12pt"/>
    </style:style>
    <style:style style:name="P8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8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5bd4c8"/>
    </style:style>
    <style:style style:name="P8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5dca6d"/>
    </style:style>
    <style:style style:name="P8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0.5pt" officeooo:rsid="004ed321" style:font-size-asian="10.5pt" style:font-size-complex="10.5pt"/>
    </style:style>
    <style:style style:name="P8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5dca6d" officeooo:paragraph-rsid="005dca6d"/>
    </style:style>
    <style:style style:name="P8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612b14" officeooo:paragraph-rsid="00612b14"/>
    </style:style>
    <style:style style:name="P8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5pt" fo:letter-spacing="normal" officeooo:rsid="0013ecf4" officeooo:paragraph-rsid="0045a073" style:font-name-asian="Calibri" style:font-size-asian="15pt" style:font-style-asian="normal" style:font-weight-asian="normal" style:font-size-complex="15pt"/>
    </style:style>
    <style:style style:name="P89" style:family="paragraph" style:parent-style-name="Text_20_body" style:list-style-name="L1">
      <style:paragraph-properties fo:orphans="2" fo:widows="2"/>
      <style:text-properties fo:font-variant="normal" fo:text-transform="none" fo:color="#000000" fo:letter-spacing="normal"/>
    </style:style>
    <style:style style:name="P90" style:family="paragraph" style:parent-style-name="Text_20_body" style:list-style-name="L2">
      <style:paragraph-properties fo:orphans="2" fo:widows="2"/>
      <style:text-properties fo:font-variant="normal" fo:text-transform="none" fo:color="#000000" fo:letter-spacing="normal"/>
    </style:style>
    <style:style style:name="P91" style:family="paragraph" style:parent-style-name="Text_20_body" style:list-style-name="L3">
      <style:paragraph-properties fo:orphans="2" fo:widows="2"/>
      <style:text-properties fo:font-variant="normal" fo:text-transform="none" fo:color="#000000" fo:letter-spacing="normal"/>
    </style:style>
    <style:style style:name="P92" style:family="paragraph" style:parent-style-name="Text_20_body" style:list-style-name="L4">
      <style:paragraph-properties fo:orphans="2" fo:widows="2"/>
      <style:text-properties fo:font-variant="normal" fo:text-transform="none" fo:color="#000000" fo:letter-spacing="normal"/>
    </style:style>
    <style:style style:name="P9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9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95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96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9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821b58"/>
    </style:style>
    <style:style style:name="P98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821b58"/>
    </style:style>
    <style:style style:name="P9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83f770"/>
    </style:style>
    <style:style style:name="P10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821b58" style:font-size-asian="16pt" style:font-style-asian="normal" style:font-weight-asian="bold"/>
    </style:style>
    <style:style style:name="P101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rsid="00821b58" officeooo:paragraph-rsid="00821b58"/>
    </style:style>
    <style:style style:name="P10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73f862" officeooo:paragraph-rsid="0073f862" style:font-name-asian="Calibri" style:font-size-asian="10pt" style:font-style-asian="normal" style:font-weight-asian="normal" style:font-size-complex="12pt"/>
    </style:style>
    <style:style style:name="P10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81ee4d" style:font-name-asian="Calibri" style:font-size-asian="10pt" style:font-style-asian="normal" style:font-weight-asian="normal" style:font-size-complex="12pt"/>
    </style:style>
    <style:style style:name="P10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821b58" style:font-name-asian="Calibri" style:font-size-asian="10pt" style:font-style-asian="normal" style:font-weight-asian="normal" style:font-size-complex="12pt"/>
    </style:style>
    <style:style style:name="P10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612b14" officeooo:paragraph-rsid="0083f770" style:font-name-asian="Calibri" style:font-size-asian="10pt" style:font-style-asian="normal" style:font-weight-asian="normal" style:font-size-complex="12pt"/>
    </style:style>
    <style:style style:name="P10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7fc5be" officeooo:paragraph-rsid="0081ee4d" style:font-name-asian="Calibri" style:font-size-asian="10pt" style:font-style-asian="normal" style:font-weight-asian="normal" style:font-size-complex="12pt"/>
    </style:style>
    <style:style style:name="P10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7fc5be" officeooo:paragraph-rsid="00821b58" style:font-name-asian="Calibri" style:font-size-asian="10pt" style:font-style-asian="normal" style:font-weight-asian="normal" style:font-size-complex="12pt"/>
    </style:style>
    <style:style style:name="P10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821b58" officeooo:paragraph-rsid="00821b58" style:font-name-asian="Calibri" style:font-size-asian="10pt" style:font-style-asian="normal" style:font-weight-asian="normal" style:font-size-complex="12pt"/>
    </style:style>
    <style:style style:name="P10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821b58" officeooo:paragraph-rsid="0083f770" style:font-name-asian="Calibri" style:font-size-asian="10pt" style:font-style-asian="normal" style:font-weight-asian="normal" style:font-size-complex="12pt"/>
    </style:style>
    <style:style style:name="P1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officeooo:rsid="0083f770" officeooo:paragraph-rsid="0083f770" style:font-name-asian="Calibri" style:font-size-asian="10pt" style:font-style-asian="normal" style:font-weight-asian="normal" style:font-size-complex="12pt"/>
    </style:style>
    <style:style style:name="P1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fo:font-style="normal" fo:font-weight="normal" officeooo:rsid="006c10eb" officeooo:paragraph-rsid="0081ee4d" style:font-name-asian="Calibri" style:font-size-asian="10pt" style:font-style-asian="normal" style:font-weight-asian="normal" style:font-size-complex="12pt"/>
    </style:style>
    <style:style style:name="P1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fo:font-style="normal" fo:font-weight="normal" officeooo:rsid="006c10eb" officeooo:paragraph-rsid="00821b58" style:font-name-asian="Calibri" style:font-size-asian="10pt" style:font-style-asian="normal" style:font-weight-asian="normal" style:font-size-complex="12pt"/>
    </style:style>
    <style:style style:name="P1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fo:font-style="normal" fo:font-weight="normal" officeooo:rsid="00821b58" officeooo:paragraph-rsid="00821b58" style:font-name-asian="Calibri" style:font-size-asian="10pt" style:font-style-asian="normal" style:font-weight-asian="normal" style:font-size-complex="12pt"/>
    </style:style>
    <style:style style:name="P1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fo:font-style="normal" fo:font-weight="normal" officeooo:rsid="00821b58" officeooo:paragraph-rsid="0083f770" style:font-name-asian="Calibri" style:font-size-asian="10pt" style:font-style-asian="normal" style:font-weight-asian="normal" style:font-size-complex="12pt"/>
    </style:style>
    <style:style style:name="P11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fo:letter-spacing="normal"/>
    </style:style>
    <style:style style:name="P116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fo:letter-spacing="normal"/>
    </style:style>
    <style:style style:name="P117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000000" fo:letter-spacing="normal"/>
    </style:style>
    <style:style style:name="P118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000000" fo:letter-spacing="normal" officeooo:paragraph-rsid="00821b58"/>
    </style:style>
    <style:style style:name="T1" style:family="text">
      <style:text-properties officeooo:rsid="000bf18a"/>
    </style:style>
    <style:style style:name="T2" style:family="text">
      <style:text-properties officeooo:rsid="000b6e4e"/>
    </style:style>
    <style:style style:name="T3" style:family="text">
      <style:text-properties officeooo:rsid="001ebb5b"/>
    </style:style>
    <style:style style:name="T4" style:family="text">
      <style:text-properties officeooo:rsid="000ecea6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3ecf4" style:font-size-asian="10.5pt" style:font-size-complex="12pt"/>
    </style:style>
    <style:style style:name="T7" style:family="text">
      <style:text-properties fo:font-size="12pt" officeooo:rsid="0024b646" style:font-size-asian="10.5pt" style:font-size-complex="12pt"/>
    </style:style>
    <style:style style:name="T8" style:family="text">
      <style:text-properties fo:font-size="12pt" officeooo:rsid="000ecea6" style:font-size-asian="10.5pt" style:font-size-complex="12pt"/>
    </style:style>
    <style:style style:name="T9" style:family="text">
      <style:text-properties fo:font-size="12pt" officeooo:rsid="0027828b" style:font-size-asian="10.5pt" style:font-size-complex="12pt"/>
    </style:style>
    <style:style style:name="T10" style:family="text">
      <style:text-properties fo:font-size="12pt" officeooo:rsid="00318013" style:font-size-asian="10.5pt" style:font-size-complex="12pt"/>
    </style:style>
    <style:style style:name="T11" style:family="text">
      <style:text-properties fo:font-size="12pt" style:font-size-complex="12pt"/>
    </style:style>
    <style:style style:name="T12" style:family="text">
      <style:text-properties fo:font-size="12pt" style:font-name-asian="Calibri" style:font-size-asian="10pt" style:font-style-asian="normal" style:font-weight-asian="normal" style:font-size-complex="12pt"/>
    </style:style>
    <style:style style:name="T13" style:family="text">
      <style:text-properties fo:font-size="12pt" officeooo:rsid="00565c8a" style:font-name-asian="Calibri" style:font-size-asian="10pt" style:font-style-asian="normal" style:font-weight-asian="normal" style:font-size-complex="12pt"/>
    </style:style>
    <style:style style:name="T14" style:family="text">
      <style:text-properties fo:font-size="12pt" officeooo:rsid="00612b14" style:font-name-asian="Calibri" style:font-size-asian="10pt" style:font-style-asian="normal" style:font-weight-asian="normal" style:font-size-complex="12pt"/>
    </style:style>
    <style:style style:name="T15" style:family="text">
      <style:text-properties fo:font-size="12pt" style:font-name-asian="Calibri" style:font-size-asian="12pt" style:font-style-asian="normal" style:font-weight-asian="normal" style:font-size-complex="12pt"/>
    </style:style>
    <style:style style:name="T16" style:family="text">
      <style:text-properties fo:font-size="12pt" style:font-size-asian="10pt" style:font-size-complex="12pt"/>
    </style:style>
    <style:style style:name="T17" style:family="text">
      <style:text-properties fo:font-size="12pt" officeooo:rsid="000b6e4e" style:font-size-asian="10pt" style:font-size-complex="12pt"/>
    </style:style>
    <style:style style:name="T18" style:family="text">
      <style:text-properties fo:font-size="12pt" fo:font-style="normal" fo:font-weight="normal"/>
    </style:style>
    <style:style style:name="T19" style:family="text">
      <style:text-properties fo:font-size="12pt" fo:font-style="normal" fo:font-weight="normal" officeooo:rsid="00821b58" style:font-name-asian="Calibri" style:font-size-asian="10pt" style:font-style-asian="normal" style:font-weight-asian="normal" style:font-size-complex="12pt"/>
    </style:style>
    <style:style style:name="T20" style:family="text">
      <style:text-properties fo:font-size="12pt" fo:font-style="normal" fo:font-weight="normal" officeooo:rsid="006c10eb" style:font-name-asian="Calibri" style:font-size-asian="10pt" style:font-style-asian="normal" style:font-weight-asian="normal" style:font-size-complex="12pt"/>
    </style:style>
    <style:style style:name="T21" style:family="text">
      <style:text-properties fo:font-size="12pt" fo:font-style="normal" fo:font-weight="normal" style:font-size-asian="12pt" style:font-style-asian="normal" style:font-weight-asian="normal"/>
    </style:style>
    <style:style style:name="T22" style:family="text">
      <style:text-properties fo:font-size="12pt" fo:font-style="normal" fo:font-weight="normal" officeooo:rsid="00821b58" style:font-name-asian="apple-system" style:font-size-asian="10.5pt" style:font-style-asian="normal" style:font-weight-asian="normal" style:font-size-complex="12pt"/>
    </style:style>
    <style:style style:name="T23" style:family="text">
      <style:text-properties officeooo:rsid="0013ecf4"/>
    </style:style>
    <style:style style:name="T24" style:family="text">
      <style:text-properties officeooo:rsid="002736b1"/>
    </style:style>
    <style:style style:name="T25" style:family="text">
      <style:text-properties officeooo:rsid="0027828b"/>
    </style:style>
    <style:style style:name="T26" style:family="text">
      <style:text-properties officeooo:rsid="002ab44a"/>
    </style:style>
    <style:style style:name="T27" style:family="text">
      <style:text-properties officeooo:rsid="002deea4"/>
    </style:style>
    <style:style style:name="T28" style:family="text">
      <style:text-properties officeooo:rsid="00318013"/>
    </style:style>
    <style:style style:name="T29" style:family="text">
      <style:text-properties officeooo:rsid="0037b427"/>
    </style:style>
    <style:style style:name="T30" style:family="text">
      <style:text-properties style:font-name="Calibri" fo:font-size="12pt" fo:font-style="normal" fo:font-weight="normal"/>
    </style:style>
    <style:style style:name="T31" style:family="text">
      <style:text-properties style:font-name="Calibri" fo:font-size="12pt" fo:font-style="normal" fo:font-weight="normal" style:font-name-asian="Calibri" style:font-size-asian="10pt" style:font-style-asian="normal" style:font-weight-asian="normal" style:font-size-complex="12pt"/>
    </style:style>
    <style:style style:name="T32" style:family="text">
      <style:text-properties style:font-name="Calibri" fo:font-size="12pt" fo:font-style="normal" fo:font-weight="normal" style:font-name-asian="Calibri" style:font-size-asian="12pt" style:font-style-asian="normal" style:font-weight-asian="normal" style:font-size-complex="12pt"/>
    </style:style>
    <style:style style:name="T33" style:family="text">
      <style:text-properties style:font-name="Calibri" fo:font-size="12pt" fo:font-style="normal" fo:font-weight="normal" officeooo:rsid="005bd4c8" style:font-name-asian="Calibri" style:font-size-asian="12pt" style:font-style-asian="normal" style:font-weight-asian="normal" style:font-size-complex="12pt"/>
    </style:style>
    <style:style style:name="T34" style:family="text">
      <style:text-properties style:font-name="Calibri" fo:font-style="normal" fo:font-weight="normal"/>
    </style:style>
    <style:style style:name="T35" style:family="text">
      <style:text-properties style:font-name="Calibri" fo:font-size="10.5pt" fo:font-style="normal" fo:font-weight="normal" officeooo:rsid="005bd4c8" style:font-size-asian="10.5pt" style:font-size-complex="10.5pt"/>
    </style:style>
    <style:style style:name="T36" style:family="text">
      <style:text-properties style:font-name="Calibri" fo:font-size="10.5pt" fo:font-style="normal" fo:font-weight="normal" officeooo:rsid="004ed321" style:font-size-asian="10.5pt" style:font-size-complex="10.5pt"/>
    </style:style>
    <style:style style:name="T37" style:family="text">
      <style:text-properties style:font-name="Calibri" fo:font-size="16pt" fo:font-style="normal" fo:font-weight="normal"/>
    </style:style>
    <style:style style:name="T38" style:family="text">
      <style:text-properties style:font-name-asian="Calibri" style:font-size-asian="12pt" style:font-style-asian="normal" style:font-weight-asian="normal"/>
    </style:style>
    <style:style style:name="T39" style:family="text">
      <style:text-properties style:font-name-asian="Calibri" style:font-size-asian="10pt" style:font-style-asian="normal" style:font-weight-asian="normal"/>
    </style:style>
    <style:style style:name="T40" style:family="text">
      <style:text-properties style:font-name-asian="Calibri" style:font-style-asian="normal" style:font-weight-asian="normal"/>
    </style:style>
    <style:style style:name="T41" style:family="text">
      <style:text-properties style:font-name-asian="Calibri" style:font-size-asian="16pt" style:font-style-asian="normal" style:font-weight-asian="normal"/>
    </style:style>
    <style:style style:name="T42" style:family="text">
      <style:text-properties style:font-name="Liberation Serif1" fo:font-size="12pt" fo:language="en" fo:country="US" fo:font-style="normal" fo:font-weight="normal"/>
    </style:style>
    <style:style style:name="T43" style:family="text">
      <style:text-properties style:font-name="Liberation Serif1" fo:font-size="12pt" fo:language="en" fo:country="US" fo:font-style="normal" fo:font-weight="normal" style:font-name-asian="Calibri" style:font-size-asian="10pt" style:font-style-asian="normal" style:font-weight-asian="normal"/>
    </style:style>
    <style:style style:name="T44" style:family="text">
      <style:text-properties style:font-name="Liberation Serif1" fo:font-size="12pt" fo:language="en" fo:country="US" fo:font-style="normal" fo:font-weight="normal" officeooo:rsid="000b6e4e" style:font-name-asian="Calibri" style:font-size-asian="10pt" style:font-style-asian="normal" style:font-weight-asian="normal"/>
    </style:style>
    <style:style style:name="T45" style:family="text">
      <style:text-properties style:font-name="Liberation Serif1" fo:font-size="12pt" fo:language="en" fo:country="US" fo:font-style="normal" fo:font-weight="normal" style:font-name-asian="Calibri" style:font-size-asian="12pt" style:font-style-asian="normal" style:font-weight-asian="normal" style:font-size-complex="12pt"/>
    </style:style>
    <style:style style:name="T46" style:family="text">
      <style:text-properties style:font-name="Liberation Serif1" fo:language="en" fo:country="US" fo:font-style="normal" fo:font-weight="normal" style:font-name-asian="Calibri" style:font-style-asian="normal" style:font-weight-asian="normal"/>
    </style:style>
    <style:style style:name="T47" style:family="text">
      <style:text-properties style:font-name-asian="Calibri1" style:font-size-asian="10pt" style:font-style-asian="normal" style:font-weight-asian="normal"/>
    </style:style>
    <style:style style:name="T48" style:family="text">
      <style:text-properties style:font-name-asian="Calibri1" style:font-size-asian="12pt" style:font-style-asian="normal" style:font-weight-asian="normal"/>
    </style:style>
    <style:style style:name="T49" style:family="text">
      <style:text-properties officeooo:rsid="0083f770" style:font-name-asian="Calibri1" style:font-size-asian="12pt"/>
    </style:style>
    <style:style style:name="T50" style:family="text">
      <style:text-properties officeooo:rsid="00408e4e"/>
    </style:style>
    <style:style style:name="T51" style:family="text">
      <style:text-properties fo:font-variant="normal" fo:text-transform="none" fo:color="#000000" fo:font-size="12pt" fo:letter-spacing="normal" style:font-name-asian="Calibri" style:font-size-asian="10pt" style:font-style-asian="normal" style:font-weight-asian="normal" style:font-size-complex="12pt"/>
    </style:style>
    <style:style style:name="T52" style:family="text">
      <style:text-properties fo:font-variant="normal" fo:text-transform="none" fo:color="#000000" fo:font-size="12pt" fo:letter-spacing="normal" officeooo:rsid="00318013" style:font-name-asian="Calibri" style:font-size-asian="10pt" style:font-style-asian="normal" style:font-weight-asian="normal" style:font-size-complex="12pt"/>
    </style:style>
    <style:style style:name="T53" style:family="text">
      <style:text-properties fo:font-variant="normal" fo:text-transform="none" fo:color="#000000" fo:font-size="12pt" fo:letter-spacing="normal" officeooo:rsid="00522498" style:font-name-asian="Calibri" style:font-size-asian="10pt" style:font-style-asian="normal" style:font-weight-asian="normal" style:font-size-complex="12pt"/>
    </style:style>
    <style:style style:name="T54" style:family="text">
      <style:text-properties fo:font-variant="normal" fo:text-transform="none" fo:color="#000000" fo:font-size="12pt" fo:letter-spacing="normal" officeooo:rsid="00565c8a" style:font-name-asian="Calibri" style:font-size-asian="10pt" style:font-style-asian="normal" style:font-weight-asian="normal" style:font-size-complex="12pt"/>
    </style:style>
    <style:style style:name="T55" style:family="text">
      <style:text-properties fo:font-variant="normal" fo:text-transform="none" fo:color="#000000" fo:font-size="12pt" fo:letter-spacing="normal" officeooo:rsid="000b6e4e" style:font-name-asian="Calibri" style:font-size-asian="10pt" style:font-style-asian="normal" style:font-weight-asian="normal" style:font-size-complex="12pt"/>
    </style:style>
    <style:style style:name="T56" style:family="text">
      <style:text-properties fo:font-variant="normal" fo:text-transform="none" fo:color="#000000" fo:font-size="12pt" fo:letter-spacing="normal" officeooo:rsid="004ed321" style:font-name-asian="Calibri" style:font-size-asian="10pt" style:font-style-asian="normal" style:font-weight-asian="normal" style:font-size-complex="12pt"/>
    </style:style>
    <style:style style:name="T57" style:family="text">
      <style:text-properties fo:font-variant="normal" fo:text-transform="none" fo:color="#000000" style:font-name="Liberation Serif1" fo:font-size="12pt" fo:letter-spacing="normal" fo:language="en" fo:country="US" fo:font-style="normal" fo:font-weight="normal" style:font-size-asian="10.5pt" style:font-size-complex="12pt"/>
    </style:style>
    <style:style style:name="T58" style:family="text">
      <style:text-properties fo:font-variant="normal" fo:text-transform="none" fo:color="#000000" style:font-name="Liberation Serif1" fo:font-size="12pt" fo:letter-spacing="normal" fo:language="en" fo:country="US" fo:font-style="normal" fo:font-weight="normal" style:font-size-complex="12pt"/>
    </style:style>
    <style:style style:name="T59" style:family="text">
      <style:text-properties fo:font-variant="normal" fo:text-transform="none" fo:color="#000000" style:font-name="Liberation Serif1" fo:font-size="12pt" fo:letter-spacing="normal" fo:language="en" fo:country="US" fo:font-style="normal" fo:font-weight="normal" officeooo:rsid="00318013" style:font-size-complex="12pt"/>
    </style:style>
    <style:style style:name="T60" style:family="text">
      <style:text-properties fo:font-variant="normal" fo:text-transform="none" fo:color="#000000" style:font-name="Calibri" fo:letter-spacing="normal" fo:font-style="normal" fo:font-weight="normal"/>
    </style:style>
    <style:style style:name="T61" style:family="text">
      <style:text-properties fo:font-variant="normal" fo:text-transform="none" fo:color="#000000" fo:letter-spacing="normal" style:font-name-asian="Calibri" style:font-style-asian="normal" style:font-weight-asian="normal"/>
    </style:style>
    <style:style style:name="T62" style:family="text">
      <style:text-properties fo:font-variant="normal" fo:text-transform="none" fo:color="#000000" fo:letter-spacing="normal" style:font-name-asian="Calibri1" style:font-style-asian="normal" style:font-weight-asian="normal"/>
    </style:style>
    <style:style style:name="T63" style:family="text">
      <style:text-properties fo:font-variant="normal" fo:text-transform="none" fo:color="#000000" style:font-name="Calibri1" fo:letter-spacing="normal" fo:font-style="normal" fo:font-weight="normal"/>
    </style:style>
    <style:style style:name="T64" style:family="text">
      <style:text-properties fo:font-variant="normal" fo:text-transform="none" fo:color="#000000" fo:font-size="10.5pt" fo:letter-spacing="normal" officeooo:rsid="004ed321" style:font-name-asian="Calibri" style:font-size-asian="10.5pt" style:font-style-asian="normal" style:font-weight-asian="normal" style:font-size-complex="10.5pt"/>
    </style:style>
    <style:style style:name="T65" style:family="text">
      <style:text-properties fo:font-variant="normal" fo:text-transform="none" fo:color="#000000" style:font-name="Roboto" fo:font-size="9.75pt" fo:letter-spacing="normal" fo:font-style="normal" fo:font-weight="bold"/>
    </style:style>
    <style:style style:name="T66" style:family="text">
      <style:text-properties officeooo:rsid="0045a073"/>
    </style:style>
    <style:style style:name="T67" style:family="text">
      <style:text-properties officeooo:rsid="004e9260"/>
    </style:style>
    <style:style style:name="T68" style:family="text">
      <style:text-properties officeooo:rsid="004ed321"/>
    </style:style>
    <style:style style:name="T69" style:family="text">
      <style:text-properties officeooo:rsid="00522498"/>
    </style:style>
    <style:style style:name="T70" style:family="text">
      <style:text-properties officeooo:rsid="00565c8a"/>
    </style:style>
    <style:style style:name="T71" style:family="text">
      <style:text-properties officeooo:rsid="005bd4c8"/>
    </style:style>
    <style:style style:name="T72" style:family="text">
      <style:text-properties fo:font-size="10.5pt" officeooo:rsid="004ed321" style:font-name-asian="Calibri" style:font-size-asian="10.5pt" style:font-style-asian="normal" style:font-weight-asian="normal" style:font-size-complex="10.5pt"/>
    </style:style>
    <style:style style:name="T73" style:family="text">
      <style:text-properties officeooo:rsid="005dca6d"/>
    </style:style>
    <style:style style:name="T74" style:family="text">
      <style:text-properties officeooo:rsid="0062f8b1"/>
    </style:style>
    <style:style style:name="T75" style:family="text">
      <style:text-properties officeooo:rsid="0064379a"/>
    </style:style>
    <style:style style:name="T76" style:family="text">
      <style:text-properties officeooo:rsid="0066c9f9"/>
    </style:style>
    <style:style style:name="T77" style:family="text">
      <style:text-properties style:font-name="Calibri1" fo:font-size="12pt" fo:font-style="normal" fo:font-weight="normal"/>
    </style:style>
    <style:style style:name="T78" style:family="text">
      <style:text-properties style:font-name="Calibri1" fo:font-size="12pt" fo:font-style="normal" fo:font-weight="normal" officeooo:rsid="006c10eb"/>
    </style:style>
    <style:style style:name="T79" style:family="text">
      <style:text-properties officeooo:rsid="0068a7ba"/>
    </style:style>
    <style:style style:name="T80" style:family="text">
      <style:text-properties officeooo:rsid="006aa488"/>
    </style:style>
    <style:style style:name="T81" style:family="text">
      <style:text-properties officeooo:rsid="006c10eb"/>
    </style:style>
    <style:style style:name="T82" style:family="text">
      <style:text-properties fo:font-size="16pt" fo:font-style="normal" fo:font-weight="normal"/>
    </style:style>
    <style:style style:name="T83" style:family="text">
      <style:text-properties style:font-size-asian="12pt" style:font-style-asian="normal" style:font-weight-asian="normal"/>
    </style:style>
    <style:style style:name="T84" style:family="text">
      <style:text-properties style:font-size-asian="16pt" style:font-style-asian="normal" style:font-weight-asian="normal"/>
    </style:style>
    <style:style style:name="T85" style:family="text">
      <style:text-properties officeooo:rsid="007fc5be"/>
    </style:style>
    <style:style style:name="T86" style:family="text">
      <style:text-properties officeooo:rsid="00821b58"/>
    </style:style>
    <style:style style:name="T87" style:family="text">
      <style:text-properties fo:font-style="normal" fo:font-weight="normal" officeooo:rsid="006c10eb"/>
    </style:style>
    <style:style style:name="T88" style:family="text">
      <style:text-properties fo:font-style="normal" fo:font-weight="normal" officeooo:rsid="006c10eb" style:font-name-asian="Calibri1" style:font-size-asian="12pt" style:font-style-asian="normal" style:font-weight-asian="normal"/>
    </style:style>
    <style:style style:name="T89" style:family="text">
      <style:text-properties style:font-name="apple-system" fo:font-size="10.5pt"/>
    </style:style>
    <style:style style:name="T90" style:family="text">
      <style:text-properties style:font-name="apple-system" fo:font-size="10.5pt" fo:font-style="normal" fo:font-weight="normal"/>
    </style:style>
    <style:style style:name="T91" style:family="text">
      <style:text-properties style:font-name="apple-system" fo:font-size="10.5pt" officeooo:rsid="006c10eb"/>
    </style:style>
    <style:style style:name="T92" style:family="text">
      <style:text-properties style:font-name-asian="apple-system" style:font-size-asian="10.5pt"/>
    </style:style>
    <style:style style:name="T93" style:family="text">
      <style:text-properties style:font-name-asian="apple-system" style:font-size-asian="10.5pt" style:font-style-asian="normal" style:font-weight-asian="normal"/>
    </style:style>
    <style:style style:name="T94" style:family="text">
      <style:text-properties officeooo:rsid="006c10eb" style:font-name-asian="apple-system" style:font-size-asian="10.5pt"/>
    </style:style>
    <style:style style:name="T95" style:family="text">
      <style:text-properties style:font-name-asian="apple-system" style:font-size-asian="12pt"/>
    </style:style>
    <style:style style:name="T96" style:family="text">
      <style:text-properties fo:color="#172b4d" style:font-name="apple-system" fo:font-size="10.5pt" fo:font-style="normal" fo:font-weight="normal" style:font-name-asian="apple-system" style:font-size-asian="10.5pt"/>
    </style:style>
    <style:style style:name="T97" style:family="text">
      <style:text-properties fo:color="#172b4d" style:font-name="apple-system" fo:font-size="10.5pt" fo:font-style="normal" fo:font-weight="normal" officeooo:rsid="00821b58" style:font-name-asian="apple-system" style:font-size-asian="10.5pt" style:font-style-asian="normal" style:font-weight-asian="normal" style:font-size-complex="12pt"/>
    </style:style>
    <style:style style:name="T98" style:family="text">
      <style:text-properties fo:color="#172b4d" fo:font-size="12pt" fo:font-style="normal" fo:font-weight="normal" officeooo:rsid="00821b58" style:font-name-asian="apple-system" style:font-size-asian="10.5pt" style:font-style-asian="normal" style:font-weight-asian="normal" style:font-size-complex="12pt"/>
    </style:style>
    <style:style style:name="T99" style:family="text">
      <style:text-properties fo:color="#172b4d" fo:font-style="normal" fo:font-weight="normal" style:font-name-asian="apple-system" style:font-size-asian="10.5pt"/>
    </style:style>
    <style:style style:name="T100" style:family="text">
      <style:text-properties officeooo:rsid="0083f77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3">7.15</text:span>第一周</text:p>
      <text:p text:style-name="P20">宇翔<text:line-break/>（1）SBC kernel 开发环境搭建 @王宇祥@胡冰 （今天完成）<text:line-break/>（2）恒润相机+恒润开发板 搭配 点亮+ 车载以太网 @王宇祥@胡冰（今天完成）<text:line-break/>（3）SBC  perf移植 @王宇祥@胡冰 （本周完成）<text:line-break/><text:line-break/>张豪<text:line-break/>（1）JP4 Radar的can信息 （本周完成）<text:line-break/>（2） 和李俊，宝杯讨论 后面 can部分的架构，是否拆分或者合并（树楠，志昊参与评估）（本周完成）<text:line-break/><text:line-break/>志昊<text:line-break/>（1）TDA 解决A15图片解码时间戳和核间通信拿到的时间戳一致性 （今天完成）<text:line-break/>（2）TDA V3.6 HDMI 帧率更新 从60更新到25fps （明天之前）<text:line-break/><text:line-break/>树楠<text:line-break/>（1）FLC HDMI collect CAN X86 HAL接口封装测试（今天或者明天完成）<text:line-break/>（2）ICC 活体采集：AVNET+丘钛AR0144（预计本周五早上开始，下周一晚上交付，如果能提前最好）<text:line-break/>（3）不清楚HIL 播图的进展，待反馈，是否还有延续工作？？？<text:line-break/><text:line-break/>胡冰<text:line-break/>（1）HDMI collect  X86下验证 多个进程使用同一个V4L2 dev，确定数据正确性 @胡冰@宇翔（今天完成）<text:line-break/>（2）TDA CAM debug  OV2718 （ongoing）@胡冰 （今天完成）<text:line-break/>（3）TDA2SX V3.6 代码整理，git管理，测试各个module，版本发布 @李志昊@胡冰 （看进度 预估一个周）<text:line-break/>（4）整理handbook （本周初版）</text:p>
      <text:p text:style-name="P1">7月17日 22点 王宇祥 日报 </text:p>
      <text:p text:style-name="P1"><text:tab/>做了什么</text:p>
      <text:p text:style-name="P1"><text:tab/><text:tab/>1.根据海国给的提示清楚了配置寄存器的代码位置。但是由于代码过于庞大，对代码没有一个大<text:tab/><text:tab/> <text:s text:c="2"/>体的流程。</text:p>
      <text:p text:style-name="P1"><text:tab/><text:tab/>2.在自己配置好环境下编译成功并成功在S32V234板子上点亮了摄像头（有点小激动）。编译<text:tab/><text:tab/> <text:s text:c="2"/>环境搞了好几遍，最后发现是一个环境变量出现问题和一个命令没安装。发现问题后，就好解<text:tab/><text:tab/> <text:s text:c="2"/>决了。</text:p>
      <text:p text:style-name="P1"><text:tab/><text:tab/><text:span text:style-name="T1">3.对编译perf有了大概的一个流程。</text:span></text:p>
      <text:p text:style-name="P1"><text:tab/><text:tab/></text:p>
      <text:p text:style-name="P1"><text:tab/>以后做什么</text:p>
      <text:p text:style-name="P12"><text:tab/><text:tab/>1.移植perf到S32V234。</text:p>
      <text:p text:style-name="P1"><text:tab/><text:tab/><text:span text:style-name="T1">2.把ar0135摄像头点亮。</text:span></text:p>
      <text:p text:style-name="P1"><text:tab/>做后感</text:p>
      <text:p text:style-name="P1"><text:tab/><text:tab/>感觉自己在遇到一个大项目的时候，无从下手。经过指导还是有了方向，缩短了范围。但是感觉自己的思绪还是很乱，感觉代码不可控。</text:p>
      <text:p text:style-name="P1"><text:tab/><text:tab/>还有个感受，就是在这就感觉像在学校实验室一样，讨论的氛围非常nice。</text:p>
      <text:p text:style-name="P1"/>
      <text:p text:style-name="P2">7月1<text:span text:style-name="T4">8</text:span>日 22点<text:span text:style-name="T4">49</text:span> 王宇祥 日报 </text:p>
      <text:p text:style-name="P2"><text:soft-page-break/><text:tab/>做了什么</text:p>
      <text:p text:style-name="P2"><text:tab/><text:tab/><text:span text:style-name="T4">1.根据手册编译了S32V23 BSP19内核.</text:span></text:p>
      <text:p text:style-name="P2"><text:tab/><text:tab/><text:span text:style-name="T4">2.在内核目录下编译了perf.</text:span></text:p>
      <text:p text:style-name="P2"><text:tab/><text:tab/><text:span text:style-name="T4">3.最后对上述工作进行了报告整理</text:span></text:p>
      <text:p text:style-name="P2"><text:tab/>以后做什么</text:p>
      <text:p text:style-name="P2"><text:tab/><text:tab/><text:span text:style-name="T4">1.修好电脑.</text:span></text:p>
      <text:p text:style-name="P13"><text:span text:style-name="T2"><text:tab/><text:tab/>2.</text:span>恒润相机+恒润开发板 搭配 点亮+ 车载以太网.</text:p>
      <text:p text:style-name="P2"><text:tab/>做后感</text:p>
      <text:p text:style-name="P2"><text:tab/><text:tab/>遇到了稍微熟悉点的东西,感觉就有了解决问题的办法.有方法,一步一步来就可以了</text:p>
      <text:p text:style-name="P1"/>
      <text:p text:style-name="P2">7月1<text:span text:style-name="T3">9</text:span>日 2<text:span text:style-name="T3">3</text:span>点<text:span text:style-name="T3">30</text:span> 王宇祥 日报 </text:p>
      <text:p text:style-name="P2"><text:tab/>做了什么</text:p>
      <text:p text:style-name="P2"><text:tab/><text:tab/><text:span text:style-name="T3">1.编译x86 hal层的camera与can接口</text:span></text:p>
      <text:p text:style-name="P2"><text:tab/><text:tab/><text:span text:style-name="T3">2.使用vcan进行测试can程序.</text:span></text:p>
      <text:p text:style-name="P2"><text:tab/><text:tab/></text:p>
      <text:p text:style-name="P2"><text:tab/>以后做什么</text:p>
      <text:p text:style-name="P2"><text:tab/><text:tab/><text:span text:style-name="T4">1.编译数据对比代码,进行测试can数据传输是否正确</text:span></text:p>
      <text:p text:style-name="P2"><text:tab/><text:tab/>2.恒润相机+恒润开发板 搭配 点亮+ 车载以太网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6">第一周 周报</text:p>
      <text:p text:style-name="P14">问题和风险：</text:p>
      <text:p text:style-name="P14">对代码框架不熟悉.</text:p>
      <text:p text:style-name="P14">对makefile不熟悉.</text:p>
      <text:p text:style-name="P14"/>
      <text:p text:style-name="P14">上周工作：</text:p>
      <text:p text:style-name="P14"/>
      <text:p text:style-name="P14">在S32V234开发板上点亮了ar0144的摄像头.</text:p>
      <text:p text:style-name="P14">搭建 NXP S32V234 BSP19 开发环境.</text:p>
      <text:p text:style-name="P14">在NXP S32V234 kernel目录下编译好了perf测试工具.</text:p>
      <text:p text:style-name="P14">使用VCAN进行测试,数据传输的正确性.</text:p>
      <text:p text:style-name="P14">编写上述工作文本.</text:p>
      <text:p text:style-name="P14"/>
      <text:p text:style-name="P14">下周计划：</text:p>
      <text:p text:style-name="P14"/>
      <text:p text:style-name="P14">对VCAN的测试代码进行整理并进行发布.</text:p>
      <text:p text:style-name="P14">熟悉camera相机的驱动流程以及代码框架.</text:p>
      <text:p text:style-name="P14">熟悉makefile.</text:p>
      <text:p text:style-name="P14"><text:soft-page-break/></text:p>
      <text:p text:style-name="P15">问题和风险：</text:p>
      <text:p text:style-name="P15">对代码框架不熟悉.</text:p>
      <text:p text:style-name="P15">对makefile不熟悉.</text:p>
      <text:p text:style-name="P15"/>
      <text:p text:style-name="P15">上周工作：</text:p>
      <text:p text:style-name="P15"/>
      <text:p text:style-name="P15">在S32V234开发板上点亮了ar0144的摄像头.</text:p>
      <text:p text:style-name="P15">搭建 NXP S32V234 BSP19 开发环境.</text:p>
      <text:p text:style-name="P15">在NXP S32V234 kernel目录下编译好了perf测试工具.</text:p>
      <text:p text:style-name="P15">使用VCAN进行测试,数据传输的正确性.</text:p>
      <text:p text:style-name="P15">编写上述工作文本.</text:p>
      <text:p text:style-name="P15"/>
      <text:p text:style-name="P15">下周计划：</text:p>
      <text:p text:style-name="P15"/>
      <text:p text:style-name="P15">对VCAN的测试代码进行整理并进行发布.</text:p>
      <text:p text:style-name="P15">熟悉camera相机的驱动流程以及代码框架.</text:p>
      <text:p text:style-name="P15">熟悉makefil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7月22日第二周 </text:p>
      <text:p text:style-name="P16">本周任务分配</text:p>
      <text:p text:style-name="P18"><text:soft-page-break/>hi all 我梳理了一下 我们这个周的工作：<text:line-break/><text:line-break/>宇翔<text:line-break/>（1）FLC : X86 HAL : 接口测试（重要紧急）（今天完成）<text:line-break/>（2）FLC : X86 HAL : 版本发布（重要紧急）（今天完成）<text:line-break/>（3）USB接口的 HDMI采集卡使用方法和流程，输出文档（重要不紧急）或者 李志昊<text:line-break/><text:line-break/>张豪<text:line-break/>（1）熟悉JP3测试代码，继续测试JP4 CAN Parser稳定性，输出测试数据结果，和测试方案（重要不紧急）（明天晚上）<text:line-break/>（2）和李俊，宝杯讨论 后面 can部分的架构，是否拆分或者合并（树楠，志昊参与评估）（重要不紧急）（本周完成）<text:line-break/><text:line-break/>志昊<text:line-break/>（1）TDA V3.6 HDMI 帧率更新 从60更新到25fps （重要不紧急）（明天之前）<text:line-break/>（2）FLC V3.6 升级完成后 HDMI recevcer error （重要不紧急）（本周完成）<text:line-break/>（3）TDA CAM debug  OV10640+OV490（重要不紧急） （周三晚上之前）<text:line-break/><text:line-break/>树楠<text:line-break/>（1）ICC 活体采集：AVNET+丘钛AR0144（重要紧急）（今天完成）<text:line-break/>（2）HIL 播图 新数据验证（重要）（待定）<text:line-break/>（3）板级硬件资源梳理，功耗等（重要）（待定）<text:line-break/><text:line-break/>胡冰<text:line-break/>（1）输出文档：HAL 版本发布流程（重要紧急）（今天完成）<text:line-break/>（2）整理handbook （重要紧急）（今天初版）<text:line-break/>（3）TDA2SX V3.6 代码整理，git管理，测试各个module，版本发布 @李志昊@胡冰@宇祥（重要不紧急）（看进度 预估一个周）<text:line-break/>        - V3.6 代码整理<text:line-break/>        - Git 仓库重构<text:line-break/>        - 测试各个模块<text:line-break/>        - 正式版本发布<text:line-break/>（4）ICC 恒润板子+恒润相机（紧急不重要）（今天或者明天）<text:line-break/>（5）ICC Aptive板子+Aptive AR0144 相机（紧急不重要）（今天或者明天）<text:line-break/>（6）TDA4 初步探索（待定）</text:p>
      <text:p text:style-name="P18"/>
      <text:p text:style-name="P23">7月22日 日报 <text:span text:style-name="T24">23. 56</text:span></text:p>
      <text:p text:style-name="P3"><text:tab/>做了什么</text:p>
      <text:p text:style-name="P3"><text:tab/><text:tab/><text:span text:style-name="T3">1.</text:span><text:span text:style-name="T6">使用 PCAN对X</text:span><text:span text:style-name="T7">86 Ubuntu hal CAN接口进行了测试</text:span></text:p>
      <text:p text:style-name="P3"><text:tab/><text:tab/><text:span text:style-name="T3">2.学习发布版本.</text:span></text:p>
      <text:p text:style-name="P3"><text:tab/><text:tab/></text:p>
      <text:p text:style-name="P3"><text:tab/>以后做什么</text:p>
      <text:p text:style-name="P4"><text:span text:style-name="T4"><text:tab/><text:tab/>1. </text:span><text:span text:style-name="T6">USB接口的 HDMI采集卡使用方法和流程</text:span></text:p>
      <text:p text:style-name="P19"/>
      <text:p text:style-name="P24">7月2<text:span text:style-name="T26">3</text:span>日 日报 <text:span text:style-name="T25">00:02</text:span></text:p>
      <text:p text:style-name="P5"><text:tab/>做了什么</text:p>
      <text:p text:style-name="P5"><text:tab/><text:tab/><text:span text:style-name="T3">1.</text:span><text:span text:style-name="T6">X</text:span><text:span text:style-name="T7">86 Ubuntu </text:span><text:span text:style-name="T9">hal camera接口代码熟悉</text:span></text:p>
      <text:p text:style-name="P5"><text:soft-page-break/><text:tab/><text:tab/><text:span text:style-name="T3">2.</text:span><text:span text:style-name="T6">USB接口的 HDMI采集卡使用方法和流程</text:span></text:p>
      <text:p text:style-name="P5"><text:tab/><text:tab/><text:span text:style-name="T25">3.发布hal_release V1.2.1版本</text:span><text:tab/><text:tab/></text:p>
      <text:p text:style-name="P5"><text:tab/>以后做什么</text:p>
      <text:p text:style-name="P5"><text:span text:style-name="T8">1. 整理</text:span><text:span text:style-name="T6">USB接口的 HDMI采集卡使用方法和流程技术文档.</text:span></text:p>
      <text:p text:style-name="P25">7月2<text:span text:style-name="T27">4</text:span>日 日报 <text:span text:style-name="T25">00:05</text:span></text:p>
      <text:p text:style-name="P6"><text:tab/>做了什么</text:p>
      <text:p text:style-name="P6"><text:tab/><text:tab/><text:span text:style-name="T28">1.查看横润相机基于NXP的源代码.</text:span></text:p>
      <text:p text:style-name="P6"><text:tab/><text:tab/><text:span text:style-name="T28">2.学习cmake.</text:span></text:p>
      <text:p text:style-name="P6"><text:tab/>以后做什么</text:p>
      <text:p text:style-name="P6"><text:span text:style-name="T8"><text:tab/><text:tab/></text:span><text:span text:style-name="T10">1.成功运行恒润相机的源代码.</text:span></text:p>
      <text:p text:style-name="P21"><text:tab/><text:tab/>2.熟悉cmake.</text:p>
      <text:p text:style-name="P26">7月2<text:span text:style-name="T29">5</text:span>日 日报 <text:span text:style-name="T25">00:08</text:span></text:p>
      <text:p text:style-name="P22"><text:tab/><text:span text:style-name="T2">做了什么</text:span></text:p>
      <text:p text:style-name="P7"><text:tab/><text:tab/><text:span text:style-name="T28">1.调试好恒润相机代码的cmake bug.</text:span></text:p>
      <text:p text:style-name="P7"><text:tab/><text:tab/><text:span text:style-name="T28">2.搭建TDA V3.4 开发环境.并完成编译.</text:span></text:p>
      <text:p text:style-name="P7"><text:tab/>以后做什么</text:p>
      <text:p text:style-name="P33"><text:span text:style-name="T8"><text:tab/><text:tab/></text:span><text:span text:style-name="T10">1.TDAV3.4 HAL接口测试 ： 测试hal_camera_get_frame 同步和异步 时间戳问题</text:span></text:p>
      <text:p text:style-name="P33"><text:span text:style-name="T10"><text:tab/><text:tab/>2.</text:span>TDA V3.6 HAL 开发 A15 和 M4 时间映射功能，确保M4可以拿到UTC时间戳 </text:p>
      <text:p text:style-name="P33"/>
      <text:p text:style-name="P34">周报 7月27日</text:p>
      <text:p text:style-name="P39"><text:span text:style-name="T38">近期工作重点</text:span><text:span text:style-name="T30">:</text:span></text:p>
      <text:p text:style-name="P82"/>
      <text:p text:style-name="P43"><text:span text:style-name="T42">TDAV3.4 HAL</text:span><text:span text:style-name="T47">接口测试</text:span></text:p>
      <text:p text:style-name="P82"/>
      <text:p text:style-name="P45">问题和风险：</text:p>
      <text:p text:style-name="P82"/>
      <text:p text:style-name="P43"><text:span text:style-name="T38">恒润相机代码</text:span><text:span text:style-name="T30">opencv</text:span><text:span text:style-name="T38">库交叉编译一直不成功</text:span></text:p>
      <text:p text:style-name="P82"/>
      <text:p text:style-name="P45">上周工作：</text:p>
      <text:p text:style-name="P82"/>
      <text:p text:style-name="P43"><text:span text:style-name="T42">1.</text:span><text:span text:style-name="T39">使用 </text:span><text:span text:style-name="T42">PCAN</text:span><text:span text:style-name="T39">对</text:span><text:span text:style-name="T42">X86 Ubuntu hal CAN</text:span><text:span text:style-name="T39">接口进行了测试</text:span></text:p>
      <text:p text:style-name="P43"><text:span text:style-name="T42">2.USB</text:span><text:span text:style-name="T39">接口的 </text:span><text:span text:style-name="T42">HDMI</text:span><text:span text:style-name="T39">采集卡使用方法和流程</text:span></text:p>
      <text:p text:style-name="P43"><text:span text:style-name="T42">3.</text:span><text:span text:style-name="T38">发布</text:span><text:span text:style-name="T42">hal_release V1.2.1</text:span><text:span text:style-name="T38">版本</text:span></text:p>
      <text:p text:style-name="P43"><text:span text:style-name="T30">4.</text:span><text:span text:style-name="T38">搭建</text:span><text:span text:style-name="T42">TDA V3.4 </text:span><text:span text:style-name="T38">开发环境</text:span><text:span text:style-name="T42">.</text:span><text:span text:style-name="T38">并完成编译</text:span><text:span text:style-name="T42">.</text:span></text:p>
      <text:p text:style-name="Text_20_body"/>
      <text:p text:style-name="P82"/>
      <text:p text:style-name="P45">下周计划：</text:p>
      <text:p text:style-name="P82"/>
      <text:p text:style-name="P43"><text:span text:style-name="T42">1.TDAV3.4 HAL</text:span><text:span text:style-name="T39">接口测试： 测试</text:span><text:span text:style-name="T42">hal_camera_get_frame </text:span><text:span text:style-name="T39">同步和异步时间戳问题</text:span></text:p>
      <text:p text:style-name="P43"><text:span text:style-name="T42">2.TDA V3.6 HAL </text:span><text:span text:style-name="T38">开发 </text:span><text:span text:style-name="T42">A15 </text:span><text:span text:style-name="T38">和 </text:span><text:span text:style-name="T42">M4 </text:span><text:span text:style-name="T38">时间映射功能，确保</text:span><text:span text:style-name="T42">M4</text:span><text:span text:style-name="T38">可以拿到</text:span><text:span text:style-name="T42">UTC</text:span><text:span text:style-name="T38">时间戳 </text:span></text:p>
      <text:p text:style-name="P45"/>
      <text:p text:style-name="P45"/>
      <text:p text:style-name="P17"><text:soft-page-break/>7月2<text:span text:style-name="T66">9</text:span>日第三周 </text:p>
      <text:p text:style-name="P88">本周任务分配</text:p>
      <text:p text:style-name="P45">hi all 梳理了本周的任务：有问题随时沟通：<text:line-break/><text:line-break/>志杰<text:line-break/>（1）TDA V3.6 验证M4 SYS-Bios上“TDA播图HDMI重帧和漏帧”问题 @志杰@预计周三晚上出结果<text:line-break/>（2）TDA V3.6 验证A15-Linux上“TDA播图HDMI重帧和漏帧”问题 : Plan B （如果需要的话）@志杰 <text:line-break/>（3）TDA V3.6 HDMI recevcer error 影响江昊 跑评测 @志杰（周四）<text:line-break/>（4）FLC1.0 TDA2SX 功耗测试 测试多个核的性能（本周）<text:line-break/>（5）支持树楠测试：V3.4 和 V3.6 Hal 测试任务拆分，同步给树楠cc胡冰（本周）<text:line-break/><text:line-break/>宇翔<text:line-break/>（1）TDA V3.4 HAL 接口测试 ：测试hal_camera_get_frame 同步和异步 时间戳问题 @宇祥@胡冰 结果反馈给高煜（明天）<text:line-break/>（2）TDA V3.4 搭建软件开发环境文档完善优化（今天）<text:line-break/>（3）TDA V3.6 搭建软件开发环境文档完善优化（本周）<text:line-break/>（4）TDA V3.4 和V3.6 制作sd卡启动盘（本周）<text:line-break/>（5）学习TDA以及NXP HAL 接口实现<text:line-break/>（6）支持树楠测试：X86 hal 测试任务拆分，同步给树楠cc胡冰（本周）<text:line-break/><text:line-break/>张豪<text:line-break/>（1）JP4 CAN parser 脚本继续优化 @张豪@李志昊（今天）<text:line-break/>（2）JP4 CAN parser 验证结果发布 以正式邮件发布（今天）<text:line-break/>（3）学习TDA3.4 和 3.6 环境搭建，以及sd卡启动盘制作（本周）<text:line-break/>（4）学习NXP平台 环境搭建以及SD卡启动盘制作（本周）<text:line-break/>（5）学习TDA以及NXP HAL 接口实现，支持测试（长期任务）<text:line-break/><text:line-break/>志昊<text:line-break/>（1）TDA V3.6 ti_components and visionSDK 代码整理，验证，并上传Git 由胡冰开头志昊完成，需要树楠测试 flc 8.15 交付  8月7号之前 HAL Test ok（本周）<text:line-break/>（2）支持树楠测试：NXP HAL 测试任务拆分，同步给树楠cc胡冰；任务多需要宇祥或者张豪支持（本周）<text:line-break/>（3）ICC：恒润板子+恒润AR0135 相机 HAL接口封装（本周）<text:line-break/><text:soft-page-break/>（4）QNX 预研 （优先级低）<text:line-break/>（5）trustZoon +SecureBoot调研（优先级低）<text:line-break/><text:line-break/>树楠<text:line-break/>（1）Cunit 单元测试完善（本周）<text:line-break/>（2）SCPTP 跨平台测试工程搭建完善（待议）<text:line-break/>（3）V3.4 和 V3.6 hal_sys_interface 确认eve 和 dsp可以正常使用。@树楠 确认接口可以工作 获取各个核的占用率 集成到 jh_release 分支（今天）<text:line-break/>（4）tda2s v3.4 和 v3.6 以及 NXP 还有 X86 的 HAL 测试报告如何生成？测试案例设计 @树楠@胡冰（本周）<text:line-break/><text:line-break/>胡冰<text:line-break/>（1）Hand Book 编写 @胡冰（本周）梳理TDA4 开发的checklist<text:line-break/>（2）TDA V3.6 ti_components and visionSDK 代码整理，验证，并上传Git 由胡冰开头志昊完成（本周）需要树楠测试 flc 8.15 交付  8月7号之前 HAL Test ok<text:line-break/>（3）TDA4 bring up（本周）<text:line-break/> * <text:line-break/>开发编译环境搭建以及代码管理机制确定<text:line-break/> * <text:line-break/>TDA4 bring up 框架梳理文档<text:line-break/> * <text:line-break/>TDA4 Camera BringUp 的流程和方案制定<text:line-break/> * <text:line-break/>HAL Camra 接口封装方案制定<text:line-break/> * <text:line-break/>HAL CAN 接口封装方案制定<text:line-break/> * <text:line-break/>HAL 接口测试方案制定<text:line-break/> * <text:line-break/>TDA4 计算单元 HAL接口封装制定<text:line-break/>（4）Hal_release的Git仓库重建，支持CMake 支持各种模块配置（本周） @胡冰<text:line-break/>（5）支持树楠测试，梳理各个模块测试list以及review 版本发布（本周） @胡冰<text:line-break/>（6）组内简单培训：BSP组的日常工作，用到了哪些嵌入式设备，以及用到了哪些嵌入式技术（本周）@胡冰</text:p>
      <text:p text:style-name="P45"/>
      <text:p text:style-name="P45"/>
      <text:p text:style-name="P28"><text:soft-page-break/>7月<text:span text:style-name="T67">29</text:span>日 日报 <text:span text:style-name="T25">00:11</text:span></text:p>
      <text:p text:style-name="P9"><text:tab/>做了什么</text:p>
      <text:p text:style-name="P9"><text:tab/><text:tab/>查看TDAV3.4代码.</text:p>
      <text:p text:style-name="P9"><text:tab/><text:tab/>搭建TDAV3.4 开发环境,制作SD启动卡.</text:p>
      <text:p text:style-name="P9"><text:tab/>以后做什么</text:p>
      <text:p text:style-name="P29"><text:span text:style-name="T11"><text:tab/><text:tab/></text:span><text:span text:style-name="T51">测试</text:span><text:span text:style-name="T58">hal_ca</text:span><text:span text:style-name="T59">mera_get_frame </text:span><text:span text:style-name="T52">同步和异步时间戳问题</text:span></text:p>
      <text:p text:style-name="P27">7月<text:span text:style-name="T50">30</text:span>日 日报 <text:span text:style-name="T68">23:50</text:span></text:p>
      <text:p text:style-name="P35"><text:span text:style-name="T2"><text:tab/></text:span><text:span text:style-name="T64">做了什么</text:span></text:p>
      <text:p text:style-name="P51"><text:span text:style-name="T34"><text:tab/><text:tab/>1.</text:span><text:span text:style-name="T40">更新“</text:span><text:span text:style-name="T46">基于</text:span><text:span text:style-name="T34">TDA2SX Vision SDK3.4 </text:span><text:span text:style-name="T40">软件开发环境搭建文档”</text:span></text:p>
      <text:p text:style-name="P85"><text:span text:style-name="T60"><text:tab/><text:tab/>2.</text:span><text:span text:style-name="T61">查看</text:span><text:span text:style-name="T60">T</text:span><text:span text:style-name="T63">DA2SX Vision SDK3.4</text:span><text:span text:style-name="T62">代码</text:span></text:p>
      <text:p text:style-name="P56"><text:tab/>明天做什么</text:p>
      <text:p text:style-name="P51"><text:span text:style-name="T34"><text:tab/><text:tab/>1.TDA V3.4 HAL </text:span><text:span text:style-name="T40">接口测试 ：测试</text:span><text:span text:style-name="T34">hal_camera_get_frame </text:span><text:span text:style-name="T40">同步和异步 时间戳问题</text:span></text:p>
      <text:p text:style-name="P51"><text:span text:style-name="T34"><text:tab/><text:tab/>2.TDA V3.6 </text:span><text:span text:style-name="T40">搭建软件开发环境文档完善优化</text:span></text:p>
      <text:p text:style-name="P36"/>
      <text:p text:style-name="P30">7月31日 日报 00:11</text:p>
      <text:p text:style-name="P8"><text:tab/>做了什么</text:p>
      <text:p text:style-name="P8"><text:tab/><text:tab/>新员工培训</text:p>
      <text:p text:style-name="P8"><text:tab/><text:tab/>编写脚本用来测试<text:span text:style-name="T68">v3.4输出的时间戳问题.</text:span></text:p>
      <text:p text:style-name="P8"><text:tab/>以后做什么</text:p>
      <text:p text:style-name="P8"><text:span text:style-name="T5"><text:tab/><text:tab/></text:span><text:span text:style-name="T51">测试</text:span><text:span text:style-name="T57">hal_camera_get_frame </text:span><text:span text:style-name="T51">同步和异步时间戳问题</text:span></text:p>
      <text:p text:style-name="P52"><text:span text:style-name="T31"><text:tab/><text:tab/>TDA V3.6 </text:span><text:span text:style-name="T12">搭建软件开发环境文档完善优化</text:span></text:p>
      <text:p text:style-name="P31"><text:span text:style-name="T69">8月1日</text:span> 日报 00:<text:span text:style-name="T69">09</text:span></text:p>
      <text:p text:style-name="P10"><text:tab/>做了什么</text:p>
      <text:p text:style-name="P10"><text:tab/><text:tab/>在call_back里<text:span text:style-name="T51">测试</text:span><text:span text:style-name="T57">hal_camera_get_frame </text:span><text:span text:style-name="T51">同步和异步时间戳问题</text:span></text:p>
      <text:p text:style-name="P10"><text:span text:style-name="T51"><text:tab/><text:tab/></text:span><text:span text:style-name="T53">查看tda V3.6代码,准备明天测试capture</text:span></text:p>
      <text:p text:style-name="P10"><text:tab/>以后做什么</text:p>
      <text:p text:style-name="P10"><text:span text:style-name="T5"><text:tab/><text:tab/></text:span><text:span text:style-name="T53">测试tda V3.6 capture</text:span></text:p>
      <text:p text:style-name="P53"><text:span text:style-name="T31"><text:tab/><text:tab/>TDA V3.6 </text:span><text:span text:style-name="T12">搭建软件开发环境文档完善优化</text:span></text:p>
      <text:p text:style-name="P32"><text:span text:style-name="T69">8月2日</text:span> 日报 <text:span text:style-name="T70">11:45</text:span></text:p>
      <text:p text:style-name="P11"><text:tab/>做了什么</text:p>
      <text:p text:style-name="P11"><text:tab/><text:tab/><text:span text:style-name="T54">修改时间戳同步异步问题</text:span></text:p>
      <text:p text:style-name="P38"><text:span text:style-name="T55"><text:tab/><text:tab/></text:span><text:span text:style-name="T51">学习TDA</text:span><text:span text:style-name="T55"> HAL接口实现.</text:span></text:p>
      <text:p text:style-name="P11"><text:tab/>以后做什么</text:p>
      <text:p text:style-name="P11"><text:span text:style-name="T5"><text:tab/><text:tab/></text:span><text:span text:style-name="T56">继续学习TDA HAL接口实现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Heading_20_2" text:outline-level="2"><text:soft-page-break/>周报</text:h>
      <text:p text:style-name="P46">问题和风险：</text:p>
      <text:p text:style-name="P83"/>
      <text:p text:style-name="P47">对git工具的那一套不熟悉</text:p>
      <text:p text:style-name="P83"/>
      <text:p text:style-name="P46">上周工作：</text:p>
      <text:p text:style-name="P83"/>
      <text:p text:style-name="P49"><text:span text:style-name="T43">1.</text:span><text:span text:style-name="T44">搭建TDAV3.4 开发环境,制作SD启动卡.</text:span></text:p>
      <text:p text:style-name="P44"><text:span text:style-name="T35">2.</text:span><text:span text:style-name="T36">.TDA V3.4 HAL </text:span><text:span text:style-name="T72">接口测试 ：测试</text:span><text:span text:style-name="T36">hal_camera_get_frame </text:span><text:span text:style-name="T72">同步和异步 时间戳问题</text:span></text:p>
      <text:p text:style-name="P54"><text:span text:style-name="T33">3</text:span><text:span text:style-name="T32">.</text:span><text:span text:style-name="T15">更新“</text:span><text:span text:style-name="T45">基于</text:span><text:span text:style-name="T32">TDA2SX Vision SDK3.4 </text:span><text:span text:style-name="T15">软件开发环境搭建文档”</text:span></text:p>
      <text:p text:style-name="P55"><text:span text:style-name="T15">4.</text:span><text:span text:style-name="T13">修改时间戳同步异步问题并进行测试</text:span></text:p>
      <text:p text:style-name="P57"/>
      <text:p text:style-name="P46">下周计划：</text:p>
      <text:p text:style-name="P46"/>
      <text:p text:style-name="P46"><text:span text:style-name="T71">1.</text:span>学习git工具.</text:p>
      <text:p text:style-name="P47">2.<text:span text:style-name="T16">学习TDA</text:span><text:span text:style-name="T17"> HAL接口实现.</text:span></text:p>
      <text:p text:style-name="P83"/>
      <text:p text:style-name="P86">8月5日 日报 22:57</text:p>
      <text:p text:style-name="P86">做了什么</text:p>
      <text:p text:style-name="P86">1.将周末跑出的数据进行测试,发现有丢帧问题.</text:p>
      <text:p text:style-name="P84"><text:span text:style-name="T73">2.查看TDA V3.4 文档”</text:span><text:span text:style-name="T65">Vision SDK Software Architecture</text:span><text:span text:style-name="T73">”.</text:span></text:p>
      <text:p text:style-name="P84">以后做什么</text:p>
      <text:p text:style-name="P86">1.继续测试getframe同步异步问题.</text:p>
      <text:p text:style-name="P86">2.横润相机查看fps,并更新固件</text:p>
      <text:p text:style-name="P86"/>
      <text:p text:style-name="P87">8月1<text:span text:style-name="T74">3</text:span>日 日报 00:20</text:p>
      <text:p text:style-name="P58">做了什么</text:p>
      <text:p text:style-name="P58">1.搭建tda3.6环境,在3.6环境上测试getframe时间戳同步异步问题,发现有各10帧丢一帧问题.</text:p>
      <text:p text:style-name="P58">2.学会在车上调试.在车上测试发现无上述情况.所以断定是硬件问题.</text:p>
      <text:p text:style-name="P58">明天做什么</text:p>
      <text:p text:style-name="P58">1.将生产者的memcpy去掉在测试长时间,观测有无溢出问题.</text:p>
      <text:p text:style-name="P58">2.解决C+c 导致程序崩掉.</text:p>
      <text:p text:style-name="P58"/>
      <text:p text:style-name="P58">8月1<text:span text:style-name="T74">4</text:span>日日报 00:20</text:p>
      <text:p text:style-name="P58">做了什么</text:p>
      <text:p text:style-name="P58">1.测试sd卡与ssd环境下的存图 丢帧情况.发现ssd效果明显很好,溢出现象目前未出现.</text:p>
      <text:p text:style-name="P58">2.测试发现只要救帧就会出现m4丢帧,所以采用两种方案.1.取最新\2.取连续</text:p>
      <text:p text:style-name="P58">以后做什么</text:p>
      <text:p text:style-name="P58">1.长时间测试ssd环境存图,</text:p>
      <text:p text:style-name="P58"><text:soft-page-break/>2.完善上述两种方案</text:p>
      <text:p text:style-name="P58"/>
      <text:p text:style-name="P59">8月1<text:span text:style-name="T76">5</text:span>日日报 <text:span text:style-name="T75">23:50</text:span></text:p>
      <text:p text:style-name="P59">做了什么</text:p>
      <text:p text:style-name="P59">1.长时间测试ssd环境存图:发现出现capture异常丢帧问题.</text:p>
      <text:p text:style-name="P59">2.测试发现未出现消费者连续消费影响m<text:span text:style-name="T75">4丢帧的问题.,猜测是ssd与sd环境导致,</text:span></text:p>
      <text:p text:style-name="P66">3.测试sd环境下消费者连续消费是否会影响m4丢帧,证明问题所在</text:p>
      <text:p text:style-name="P59">以后做什么</text:p>
      <text:p text:style-name="P59">1.继续追寻消费者连续消费影响生产者问题.</text:p>
      <text:p text:style-name="P59">2.完善代码两种方案.</text:p>
      <text:p text:style-name="P59"/>
      <text:p text:style-name="P60">8月1<text:span text:style-name="T76">6</text:span>日日报 <text:span text:style-name="T75">23:28</text:span></text:p>
      <text:p text:style-name="P60">做了什么</text:p>
      <text:p text:style-name="P60">1.解决tda<text:span text:style-name="T76">3.6memcpy导致capture丢帧问题.</text:span></text:p>
      <text:p text:style-name="P60">2.阅读tda<text:span text:style-name="T76">3.6代码与文档</text:span></text:p>
      <text:p text:style-name="P60">以后做什么</text:p>
      <text:p text:style-name="P67">1.压力测试两种方案并完善代码</text:p>
      <text:p text:style-name="P67"/>
      <text:h text:style-name="Heading_20_1" text:outline-level="1">周报</text:h>
      <text:p text:style-name="P40">工作目标</text:p>
      <text:p text:style-name="P43">     <text:span text:style-name="T37">tda hal</text:span><text:span text:style-name="T41">接口的开发维护</text:span><text:span text:style-name="T37">.</text:span></text:p>
      <text:p text:style-name="P48">本周工作</text:p>
      <text:list xml:id="list1544542572391884467" text:style-name="L1">
        <text:list-item>
          <text:p text:style-name="P93"><text:span text:style-name="T38">设计</text:span><text:span text:style-name="T30">getframe</text:span><text:span text:style-name="T38">新方案</text:span><text:span text:style-name="T30">,</text:span><text:span text:style-name="T38">生产者和消费者都没用</text:span><text:span text:style-name="T30">memcpy,</text:span><text:span text:style-name="T38">并测试</text:span><text:span text:style-name="T30">.</text:span></text:p>
        </text:list-item>
        <text:list-item>
          <text:p text:style-name="P115"><text:bookmark text:name="x_ms-rterangepaste-start"/><text:span text:style-name="T38">保证在缓冲区拿的帧不被污染的情况下</text:span><text:span text:style-name="T30">,</text:span><text:span text:style-name="T38">可以救出缓冲区所有帧</text:span><text:span text:style-name="T30">.</text:span></text:p>
        </text:list-item>
        <text:list-item>
          <text:p text:style-name="P115"><text:span text:style-name="T38">设计两种方案</text:span><text:span text:style-name="T30">:</text:span><text:span text:style-name="T38">一直拿最新 与 拿出的总是连续的</text:span><text:span text:style-name="T30">.</text:span></text:p>
        </text:list-item>
        <text:list-item>
          <text:p text:style-name="P89"><text:span text:style-name="T48">测试</text:span><text:span text:style-name="T77">ssd</text:span><text:span text:style-name="T48">环境下存图</text:span><text:span text:style-name="T77">,</text:span><text:span text:style-name="T48">图片正常</text:span><text:span text:style-name="T77">.</text:span></text:p>
        </text:list-item>
      </text:list>
      <text:p text:style-name="P48">下周工作</text:p>
      <text:list xml:id="list6820270847513724007" text:style-name="L2">
        <text:list-item>
          <text:p text:style-name="P94"><text:span text:style-name="T38">完善两种方案代码</text:span><text:span text:style-name="T30">.</text:span></text:p>
        </text:list-item>
        <text:list-item>
          <text:p text:style-name="P116"><text:span text:style-name="T38">分析</text:span><text:span text:style-name="T30">callback</text:span><text:span text:style-name="T38">影响</text:span><text:span text:style-name="T30">capture link</text:span><text:span text:style-name="T38">丢帧问题</text:span><text:span text:style-name="T30">.</text:span></text:p>
        </text:list-item>
        <text:list-item>
          <text:p text:style-name="P90"><text:span text:style-name="T38">学习</text:span><text:span text:style-name="T30">TDA </text:span><text:span text:style-name="T38">代码与文档</text:span><text:span text:style-name="T30">.</text:span></text:p>
        </text:list-item>
      </text:list>
      <text:p text:style-name="P41"/>
      <text:p text:style-name="P41"/>
      <text:p text:style-name="P41"/>
      <text:p text:style-name="P41"><text:soft-page-break/></text:p>
      <text:p text:style-name="P41"/>
      <text:p text:style-name="P61">8月<text:span text:style-name="T79">19</text:span>日日报 <text:span text:style-name="T75">23:28</text:span></text:p>
      <text:p text:style-name="P61">做了什么</text:p>
      <text:p text:style-name="P61">1.压力测试两种方案<text:span text:style-name="T79">(hal_cameraget_frame).</text:span></text:p>
      <text:p text:style-name="P70">2.分析call back影响capture 丢帧.发现是底层驱动队列里面的双向链表为空.</text:p>
      <text:p text:style-name="P61">以后做什么</text:p>
      <text:p text:style-name="P68">1.理清tda <text:span text:style-name="T79">3.6 </text:span>vision sdk代码逻辑,继续分析call back问题</text:p>
      <text:p text:style-name="P70">2.整理代码并进行发布.</text:p>
      <text:p text:style-name="P70"/>
      <text:p text:style-name="P61">8月<text:span text:style-name="T79">20</text:span>日日报 <text:span text:style-name="T75">23:28</text:span></text:p>
      <text:p text:style-name="P61">做了什么</text:p>
      <text:p text:style-name="P61">1.整理两种方案接口代码.并进行小测试,证明接口整理期间无逻辑问题.</text:p>
      <text:p text:style-name="P70">2.阅读tda 3.6 vision sdk 代码框架,从hal_test_main----capture link初始化以及开始工作有个初步了解</text:p>
      <text:p text:style-name="P61">以后做什么</text:p>
      <text:p text:style-name="P68">1.在好相机测试并提交代码.</text:p>
      <text:p text:style-name="P70">2.继续学习tda 3.6 vision sdk 代码</text:p>
      <text:p text:style-name="P70"/>
      <text:p text:style-name="P62">8月<text:span text:style-name="T79">21</text:span>日日报 <text:span text:style-name="T75">23:35</text:span></text:p>
      <text:p text:style-name="P62">做了什么</text:p>
      <text:p text:style-name="P73">1.<text:span text:style-name="T79">学习tda 3.6 vision sdk 代码</text:span></text:p>
      <text:p text:style-name="P73">2.经志浩指导.tda 3.4 解决”-19开头”问题,解决tda3.6 解码编码问题.</text:p>
      <text:p text:style-name="P62">以后做什么</text:p>
      <text:p text:style-name="P69">1.发布tda <text:span text:style-name="T80">3.6解码编码选择问题.</text:span></text:p>
      <text:p text:style-name="P71">2.继续学习tda 3.6 vision sdk 代码</text:p>
      <text:p text:style-name="P71"/>
      <text:p text:style-name="P63">8月<text:span text:style-name="T79">22</text:span>日日报 <text:span text:style-name="T75">23:30</text:span></text:p>
      <text:p text:style-name="P63">做了什么</text:p>
      <text:p text:style-name="P74">1.测试v3.4 v3.6丢一帧问题,3.4无丢帧 3.6有丢帧.</text:p>
      <text:p text:style-name="P74">2.查找perf缺少功能问题</text:p>
      <text:p text:style-name="P63">以后做什么</text:p>
      <text:p text:style-name="P72"><text:span text:style-name="T81">1.</text:span>回退<text:span text:style-name="T81">3.6代码定位丢一帧原因.</text:span></text:p>
      <text:p text:style-name="P72"/>
      <text:p text:style-name="P76">1.增加编码或不编码选项</text:p>
      <text:p text:style-name="P76">2.修复hal_camera_get_frame接口memcpy导致丢帧问题.</text:p>
      <text:p text:style-name="P77">3.增加hal_camera_get_frame接口两种可选方式 lastest和continue.</text:p>
      <text:p text:style-name="P77"/>
      <text:p text:style-name="P77"/>
      <text:p text:style-name="P77"/>
      <text:p text:style-name="P77"/>
      <text:p text:style-name="P79"><text:soft-page-break/>工作目标</text:p>
      <text:p text:style-name="P43">     <text:span text:style-name="T82">tda hal</text:span><text:span text:style-name="T84">接口的开发维护</text:span><text:span text:style-name="T82">.</text:span></text:p>
      <text:p text:style-name="P50">本周工作</text:p>
      <text:list xml:id="list6194609056566162898" text:style-name="L3">
        <text:list-item>
          <text:p text:style-name="P95"><text:span text:style-name="T83">压力测试两种方案</text:span><text:span text:style-name="T18">(hal_cameraget_frame).</text:span></text:p>
        </text:list-item>
        <text:list-item>
          <text:p text:style-name="P117"><text:span text:style-name="T83">整理代码</text:span><text:span text:style-name="T18">.</text:span></text:p>
        </text:list-item>
        <text:list-item>
          <text:p text:style-name="P117"><text:span text:style-name="T83">经志浩指导</text:span><text:span text:style-name="T18">.tda 3.4 </text:span><text:span text:style-name="T83">解决”</text:span><text:span text:style-name="T18">-19</text:span><text:span text:style-name="T83">开头”问题</text:span><text:span text:style-name="T18">,</text:span><text:span text:style-name="T83">解决</text:span><text:span text:style-name="T18">tda3.6 </text:span><text:span text:style-name="T83">解码编码问题</text:span><text:span text:style-name="T18">.</text:span></text:p>
        </text:list-item>
        <text:list-item>
          <text:p text:style-name="P91"><text:span text:style-name="T83">测试并定位丢一帧问题</text:span><text:span text:style-name="T18">.</text:span><text:span text:style-name="T83">最终定位</text:span><text:span text:style-name="T18">ti_components,</text:span><text:span text:style-name="T83">并与胡冰解决丢一帧问题</text:span></text:p>
        </text:list-item>
      </text:list>
      <text:p text:style-name="P50">下周工作</text:p>
      <text:list xml:id="list1050129466164151604" text:style-name="L4">
        <text:list-item>
          <text:p text:style-name="P96"><text:span text:style-name="T83">在新的</text:span><text:span text:style-name="T18">ti_components</text:span><text:span text:style-name="T83">基础上测试</text:span><text:span text:style-name="T18">hal_camera_get_frame</text:span><text:span text:style-name="T83">接口的两种方案</text:span><text:span text:style-name="T18">.</text:span></text:p>
        </text:list-item>
        <text:list-item>
          <text:p text:style-name="P92"><text:span text:style-name="T83">学习</text:span><text:span text:style-name="T18">tda2 sdk3.6</text:span><text:span text:style-name="T83">代码</text:span><text:span text:style-name="T18">.</text:span></text:p>
        </text:list-item>
      </text:list>
      <text:p text:style-name="P64">8月<text:span text:style-name="T79">26</text:span>日日报 <text:span text:style-name="T75">23:30</text:span></text:p>
      <text:p text:style-name="P64">做了什么</text:p>
      <text:p text:style-name="P75">1.在新的ti_components 上整理 hal_camera_get_frame两种方案代码,并push到我自己的分支.</text:p>
      <text:p text:style-name="P75">2.新建git仓库进行测试解偶.</text:p>
      <text:p text:style-name="P64">以后做什么</text:p>
      <text:p text:style-name="P80">1.测试修改配置文件来移动git仓库.</text:p>
      <text:p text:style-name="P42"/>
      <text:p text:style-name="P65">8月<text:span text:style-name="T79">27</text:span>日日报 <text:span text:style-name="T75">23:30</text:span></text:p>
      <text:p text:style-name="P65">做了什么</text:p>
      <text:p text:style-name="P78">1.tda2 sdk3.4 代码解偶,并重新搭建ti_ <text:span text:style-name="T81">components,保持与之前tag</text:span>1.11.11一致.</text:p>
      <text:p text:style-name="P78">2.熟悉树楠测试框架.</text:p>
      <text:p text:style-name="P65">以后做什么</text:p>
      <text:p text:style-name="P81">1.使用树楠的测试框架来进行测试<text:span text:style-name="T85">3.6 3.4</text:span></text:p>
      <text:p text:style-name="P77"/>
      <text:p text:style-name="P103">8月<text:span text:style-name="T79">28</text:span>日日报 <text:span text:style-name="T75">23:30</text:span></text:p>
      <text:p text:style-name="P103">做了什么</text:p>
      <text:p text:style-name="P106">1.熟悉树楠的测试框架</text:p>
      <text:p text:style-name="P106">2.使用树楠的测试框架测试<text:span text:style-name="T86">3.4新仓库.</text:span></text:p>
      <text:p text:style-name="P103">以后做什么</text:p>
      <text:p text:style-name="P111">1.为hcptp添加测试用例测试hal_camera_get_frame</text:p>
      <text:p text:style-name="P111"/>
      <text:p text:style-name="P104">8月<text:span text:style-name="T79">29</text:span>日日报 <text:span text:style-name="T75">24:30</text:span></text:p>
      <text:p text:style-name="P104">做了什么</text:p>
      <text:p text:style-name="P107">1.<text:span text:style-name="T87">为hcptp添加测试用例测试hal_camera_get_frame</text:span></text:p>
      <text:p text:style-name="P99"><text:span text:style-name="T20">2.</text:span><text:span text:style-name="T78">NXP V1.2 </text:span><text:span text:style-name="T88">和北京硬件平台维护代码解耦</text:span></text:p>
      <text:p text:style-name="P110"><text:span text:style-name="T87"/></text:p>
      <text:p text:style-name="P104"><text:soft-page-break/>以后做什么</text:p>
      <text:p text:style-name="P112">1.完善测试用例</text:p>
      <text:p text:style-name="P113">2.交接张豪的内容</text:p>
      <text:p text:style-name="P113"/>
      <text:p text:style-name="P104">8月<text:span text:style-name="T86">30</text:span>日日报 <text:span text:style-name="T75">23:30</text:span></text:p>
      <text:p text:style-name="P104">做了什么</text:p>
      <text:p text:style-name="P108">1.完善测试用例,并使用hcptp测试.</text:p>
      <text:p text:style-name="P107"><text:span text:style-name="T86">2</text:span>.<text:span text:style-name="T87">交接张豪的内容</text:span></text:p>
      <text:p text:style-name="P104">以后做什么</text:p>
      <text:p text:style-name="P97"><text:span text:style-name="T19">1.</text:span><text:span text:style-name="T97">hal_camera_get_frame</text:span><text:span text:style-name="T98">可配置方式的原理文档整理</text:span></text:p>
      <text:p text:style-name="P113"/>
      <text:p text:style-name="P104"/>
      <text:p text:style-name="P105">8月<text:span text:style-name="T86">31</text:span>日日报 <text:span text:style-name="T100">15:30</text:span></text:p>
      <text:p text:style-name="P105">做了什么</text:p>
      <text:p text:style-name="P109">1.<text:span text:style-name="T96">hal_camera_get_frame</text:span><text:span text:style-name="T99">可配置方式的原理文档整理</text:span></text:p>
      <text:p text:style-name="P99"><text:span text:style-name="T14">以后做什么</text:span></text:p>
      <text:p text:style-name="P114"><text:span text:style-name="T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Helvetica, sans-serif, EmojiFont, 'Apple Color Emoji', 'Segoe UI Emoji', NotoColorEmoji, 'Segoe UI Symbol', 'Android Emoji', EmojiSymbols"/>
    <style:font-face style:name="Calibri" svg:font-family="Calibri, Helvetica, sans-serif, serif, EmojiFont"/>
    <style:font-face style:name="Liberation Serif1" svg:font-family="'Liberation Serif', serif"/>
    <style:font-face style:name="Roboto" svg:font-family="Roboto, Ubuntu, 'Noto Sans CJK SC', 'WenQuanYi Zen Hei', sans-serif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2:09:51.192915331</meta:creation-date>
    <dc:date>2019-08-31T15:19:09.325517770</dc:date>
    <meta:editing-duration>P3DT6M11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3" meta:paragraph-count="272" meta:word-count="5063" meta:character-count="8062" meta:non-whitespace-character-count="7290"/>
  </office:meta>
</office:document-meta>
</file>